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weight="bold" officeooo:rsid="0006b60a" officeooo:paragraph-rsid="0011ea0a" style:font-weight-asian="bold" style:font-weight-complex="bold"/>
    </style:style>
    <style:style style:name="P2" style:family="paragraph" style:parent-style-name="Preformatted_20_Text">
      <style:text-properties fo:font-weight="bold" officeooo:rsid="0009f65c" officeooo:paragraph-rsid="0011ea0a" style:font-weight-asian="bold" style:font-weight-complex="bold"/>
    </style:style>
    <style:style style:name="P3" style:family="paragraph" style:parent-style-name="Preformatted_20_Text">
      <style:text-properties fo:font-weight="bold" officeooo:rsid="000ab63c" officeooo:paragraph-rsid="0011ea0a" style:font-weight-asian="bold" style:font-weight-complex="bold"/>
    </style:style>
    <style:style style:name="P4" style:family="paragraph" style:parent-style-name="Preformatted_20_Text">
      <style:text-properties fo:font-weight="bold" officeooo:rsid="0011eaac" officeooo:paragraph-rsid="0011ea0a" style:font-weight-asian="bold" style:font-weight-complex="bold"/>
    </style:style>
    <style:style style:name="P5" style:family="paragraph" style:parent-style-name="Preformatted_20_Text">
      <style:text-properties fo:font-weight="bold" officeooo:rsid="0013b54a" officeooo:paragraph-rsid="0012bfa5" style:font-weight-asian="bold" style:font-weight-complex="bold"/>
    </style:style>
    <style:style style:name="P6" style:family="paragraph" style:parent-style-name="Preformatted_20_Text">
      <style:text-properties fo:font-weight="bold" officeooo:rsid="00148ca3" officeooo:paragraph-rsid="00148ca3" style:font-weight-asian="bold" style:font-weight-complex="bold"/>
    </style:style>
    <style:style style:name="P7" style:family="paragraph" style:parent-style-name="Preformatted_20_Text">
      <style:text-properties fo:font-weight="bold" officeooo:rsid="00148ca3" officeooo:paragraph-rsid="001716ea" style:font-weight-asian="bold" style:font-weight-complex="bold"/>
    </style:style>
    <style:style style:name="P8" style:family="paragraph" style:parent-style-name="Preformatted_20_Text">
      <style:text-properties fo:font-weight="bold" officeooo:rsid="00148ca3" officeooo:paragraph-rsid="0018b021" style:font-weight-asian="bold" style:font-weight-complex="bold"/>
    </style:style>
    <style:style style:name="P9" style:family="paragraph" style:parent-style-name="Preformatted_20_Text">
      <style:text-properties fo:font-weight="bold" officeooo:rsid="00148ca3" officeooo:paragraph-rsid="001ba114" style:font-weight-asian="bold" style:font-weight-complex="bold"/>
    </style:style>
    <style:style style:name="P10" style:family="paragraph" style:parent-style-name="Preformatted_20_Text">
      <style:text-properties officeooo:rsid="0003d236" officeooo:paragraph-rsid="0011ea0a"/>
    </style:style>
    <style:style style:name="P11" style:family="paragraph" style:parent-style-name="Preformatted_20_Text">
      <style:text-properties fo:font-weight="normal" officeooo:rsid="0003d236" officeooo:paragraph-rsid="0011ea0a" style:font-weight-asian="normal" style:font-weight-complex="normal"/>
    </style:style>
    <style:style style:name="P12" style:family="paragraph" style:parent-style-name="Preformatted_20_Text">
      <style:text-properties fo:font-weight="normal" officeooo:rsid="00055279" officeooo:paragraph-rsid="0011ea0a" style:font-weight-asian="normal" style:font-weight-complex="normal"/>
    </style:style>
    <style:style style:name="P13" style:family="paragraph" style:parent-style-name="Preformatted_20_Text">
      <style:text-properties fo:font-weight="normal" officeooo:rsid="0006b60a" officeooo:paragraph-rsid="0011ea0a" style:font-weight-asian="normal" style:font-weight-complex="normal"/>
    </style:style>
    <style:style style:name="P14" style:family="paragraph" style:parent-style-name="Preformatted_20_Text">
      <style:text-properties fo:font-weight="normal" officeooo:rsid="0008200c" officeooo:paragraph-rsid="0011ea0a" style:font-weight-asian="normal" style:font-weight-complex="normal"/>
    </style:style>
    <style:style style:name="P15" style:family="paragraph" style:parent-style-name="Preformatted_20_Text">
      <style:text-properties fo:font-weight="normal" officeooo:rsid="0009f65c" officeooo:paragraph-rsid="0011ea0a" style:font-weight-asian="normal" style:font-weight-complex="normal"/>
    </style:style>
    <style:style style:name="P16" style:family="paragraph" style:parent-style-name="Preformatted_20_Text">
      <style:text-properties fo:font-weight="normal" officeooo:rsid="000ab63c" officeooo:paragraph-rsid="0011ea0a" style:font-weight-asian="normal" style:font-weight-complex="normal"/>
    </style:style>
    <style:style style:name="P17" style:family="paragraph" style:parent-style-name="Preformatted_20_Text">
      <style:text-properties fo:font-weight="normal" officeooo:rsid="000e4637" officeooo:paragraph-rsid="0011ea0a" style:font-weight-asian="normal" style:font-weight-complex="normal"/>
    </style:style>
    <style:style style:name="P18" style:family="paragraph" style:parent-style-name="Preformatted_20_Text">
      <style:text-properties fo:font-weight="normal" officeooo:rsid="0011eaac" officeooo:paragraph-rsid="0011ea0a" style:font-weight-asian="normal" style:font-weight-complex="normal"/>
    </style:style>
    <style:style style:name="P19" style:family="paragraph" style:parent-style-name="Preformatted_20_Text">
      <style:text-properties fo:font-weight="normal" officeooo:rsid="0013b54a" officeooo:paragraph-rsid="0011ea0a" style:font-weight-asian="normal" style:font-weight-complex="normal"/>
    </style:style>
    <style:style style:name="P20" style:family="paragraph" style:parent-style-name="Preformatted_20_Text">
      <style:text-properties fo:font-weight="normal" officeooo:rsid="001269ed" officeooo:paragraph-rsid="0012bfa5" style:font-weight-asian="normal" style:font-weight-complex="normal"/>
    </style:style>
    <style:style style:name="P21" style:family="paragraph" style:parent-style-name="Preformatted_20_Text">
      <style:text-properties officeooo:rsid="00055279" officeooo:paragraph-rsid="0011ea0a"/>
    </style:style>
    <style:style style:name="P22" style:family="paragraph" style:parent-style-name="Preformatted_20_Text" style:list-style-name="L1">
      <style:text-properties fo:font-weight="normal" officeooo:rsid="0008200c" officeooo:paragraph-rsid="0011ea0a" style:font-weight-asian="normal" style:font-weight-complex="normal"/>
    </style:style>
    <style:style style:name="P23" style:family="paragraph" style:parent-style-name="Preformatted_20_Text">
      <style:text-properties fo:font-weight="normal" officeooo:rsid="0013db76" officeooo:paragraph-rsid="0013db76" style:font-weight-asian="normal" style:font-weight-complex="normal"/>
    </style:style>
    <style:style style:name="P24" style:family="paragraph" style:parent-style-name="Preformatted_20_Text" style:list-style-name="L4">
      <style:text-properties fo:font-weight="normal" officeooo:rsid="00148ca3" officeooo:paragraph-rsid="00148ca3" style:font-weight-asian="normal" style:font-weight-complex="normal"/>
    </style:style>
    <style:style style:name="P25" style:family="paragraph" style:parent-style-name="Preformatted_20_Text" style:list-style-name="L4">
      <style:text-properties fo:font-weight="normal" officeooo:rsid="00166601" officeooo:paragraph-rsid="00166601" style:font-weight-asian="normal" style:font-weight-complex="normal"/>
    </style:style>
    <style:style style:name="P26" style:family="paragraph" style:parent-style-name="Preformatted_20_Text">
      <style:text-properties fo:font-weight="normal" officeooo:rsid="001716ea" officeooo:paragraph-rsid="001716ea" style:font-weight-asian="normal" style:font-weight-complex="normal"/>
    </style:style>
    <style:style style:name="P27" style:family="paragraph" style:parent-style-name="Preformatted_20_Text">
      <style:text-properties fo:font-weight="normal" officeooo:rsid="0018b021" officeooo:paragraph-rsid="0018b021" style:font-weight-asian="normal" style:font-weight-complex="normal"/>
    </style:style>
    <style:style style:name="P28" style:family="paragraph" style:parent-style-name="Preformatted_20_Text">
      <style:text-properties fo:font-weight="normal" officeooo:rsid="0019a76b" officeooo:paragraph-rsid="001ba114" style:font-weight-asian="normal" style:font-weight-complex="normal"/>
    </style:style>
    <style:style style:name="P29" style:family="paragraph" style:parent-style-name="Preformatted_20_Text" style:list-style-name="L2">
      <style:text-properties fo:font-weight="bold" officeooo:rsid="000ab63c" officeooo:paragraph-rsid="0011ea0a" style:font-weight-asian="bold" style:font-weight-complex="bold"/>
    </style:style>
    <style:style style:name="P30" style:family="paragraph" style:parent-style-name="Preformatted_20_Text" style:list-style-name="L2">
      <style:text-properties fo:font-weight="bold" officeooo:rsid="000b5920" officeooo:paragraph-rsid="0011ea0a" style:font-weight-asian="bold" style:font-weight-complex="bold"/>
    </style:style>
    <style:style style:name="P31" style:family="paragraph" style:parent-style-name="Preformatted_20_Text" style:list-style-name="L2">
      <style:text-properties fo:font-weight="bold" officeooo:rsid="000d1e6c" officeooo:paragraph-rsid="0011ea0a" style:font-weight-asian="bold" style:font-weight-complex="bold"/>
    </style:style>
    <style:style style:name="P32" style:family="paragraph" style:parent-style-name="Preformatted_20_Text" style:list-style-name="L2">
      <style:text-properties fo:font-weight="bold" officeooo:rsid="000e4637" officeooo:paragraph-rsid="0011ea0a" style:font-weight-asian="bold" style:font-weight-complex="bold"/>
    </style:style>
    <style:style style:name="P33" style:family="paragraph" style:parent-style-name="Preformatted_20_Text" style:list-style-name="L3">
      <style:text-properties fo:font-weight="bold" officeooo:rsid="0012bfa5" officeooo:paragraph-rsid="0012bfa5" style:font-weight-asian="bold" style:font-weight-complex="bold"/>
    </style:style>
    <style:style style:name="P34" style:family="paragraph" style:parent-style-name="Preformatted_20_Text" style:list-style-name="L3">
      <style:text-properties fo:font-weight="bold" officeooo:rsid="0013db76" officeooo:paragraph-rsid="0013db76" style:font-weight-asian="bold" style:font-weight-complex="bold"/>
    </style:style>
    <style:style style:name="P35" style:family="paragraph" style:parent-style-name="Preformatted_20_Text" style:list-style-name="L4">
      <style:text-properties fo:font-weight="bold" officeooo:rsid="00148ca3" officeooo:paragraph-rsid="00166601" style:font-weight-asian="bold" style:font-weight-complex="bold"/>
    </style:style>
    <style:style style:name="P36" style:family="paragraph" style:parent-style-name="Preformatted_20_Text">
      <style:text-properties fo:font-weight="bold" officeooo:rsid="00148ca3" officeooo:paragraph-rsid="001d8815" style:font-weight-asian="bold" style:font-weight-complex="bold"/>
    </style:style>
    <style:style style:name="P37" style:family="paragraph" style:parent-style-name="Preformatted_20_Text">
      <style:text-properties fo:font-weight="bold" officeooo:rsid="00148ca3" officeooo:paragraph-rsid="001f17cf" style:font-weight-asian="bold" style:font-weight-complex="bold"/>
    </style:style>
    <style:style style:name="P38" style:family="paragraph" style:parent-style-name="Preformatted_20_Text">
      <style:text-properties fo:font-weight="bold" officeooo:rsid="00148ca3" officeooo:paragraph-rsid="001fc3e5" style:font-weight-asian="bold" style:font-weight-complex="bold"/>
    </style:style>
    <style:style style:name="P39" style:family="paragraph" style:parent-style-name="Preformatted_20_Text" style:list-style-name="L6">
      <style:text-properties fo:font-weight="bold" officeooo:rsid="001fc3e5" officeooo:paragraph-rsid="001fc3e5" style:font-weight-asian="bold" style:font-weight-complex="bold"/>
    </style:style>
    <style:style style:name="P40" style:family="paragraph" style:parent-style-name="Preformatted_20_Text">
      <style:text-properties fo:font-weight="bold" officeooo:rsid="001fc3e5" officeooo:paragraph-rsid="001fc3e5" style:font-weight-asian="bold" style:font-weight-complex="bold"/>
    </style:style>
    <style:style style:name="P41" style:family="paragraph" style:parent-style-name="Preformatted_20_Text">
      <style:text-properties style:text-underline-style="solid" style:text-underline-width="auto" style:text-underline-color="font-color" fo:font-weight="bold" officeooo:rsid="002116b0" officeooo:paragraph-rsid="002116b0" style:font-weight-asian="bold" style:font-weight-complex="bold"/>
    </style:style>
    <style:style style:name="P42" style:family="paragraph" style:parent-style-name="Preformatted_20_Text" style:list-style-name="L7">
      <style:text-properties style:text-underline-style="solid" style:text-underline-width="auto" style:text-underline-color="font-color" fo:font-weight="bold" officeooo:rsid="002116b0" officeooo:paragraph-rsid="002116b0" style:font-weight-asian="bold" style:font-weight-complex="bold"/>
    </style:style>
    <style:style style:name="P43" style:family="paragraph" style:parent-style-name="Preformatted_20_Text">
      <style:text-properties style:text-underline-style="solid" style:text-underline-width="auto" style:text-underline-color="font-color" fo:font-weight="bold" officeooo:rsid="00216a3c" officeooo:paragraph-rsid="00216a3c" style:font-weight-asian="bold" style:font-weight-complex="bold"/>
    </style:style>
    <style:style style:name="P44" style:family="paragraph" style:parent-style-name="Preformatted_20_Text" style:list-style-name="L8">
      <style:text-properties style:text-underline-style="solid" style:text-underline-width="auto" style:text-underline-color="font-color" fo:font-weight="bold" officeooo:rsid="00216a3c" officeooo:paragraph-rsid="00216a3c" style:font-weight-asian="bold" style:font-weight-complex="bold"/>
    </style:style>
    <style:style style:name="P45" style:family="paragraph" style:parent-style-name="Preformatted_20_Text">
      <style:text-properties style:text-underline-style="solid" style:text-underline-width="auto" style:text-underline-color="font-color" fo:font-weight="bold" officeooo:rsid="0022e02e" officeooo:paragraph-rsid="0022e02e" style:font-weight-asian="bold" style:font-weight-complex="bold"/>
    </style:style>
    <style:style style:name="P46" style:family="paragraph" style:parent-style-name="Preformatted_20_Text" style:list-style-name="L9">
      <style:text-properties style:text-underline-style="solid" style:text-underline-width="auto" style:text-underline-color="font-color" fo:font-weight="bold" officeooo:rsid="0022e02e" officeooo:paragraph-rsid="0022e02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b54a" style:font-weight-asian="normal" style:font-weight-complex="normal"/>
    </style:style>
    <style:style style:name="T3" style:family="text">
      <style:text-properties fo:font-weight="normal" officeooo:rsid="001269ed" style:font-weight-asian="normal" style:font-weight-complex="normal"/>
    </style:style>
    <style:style style:name="T4" style:family="text">
      <style:text-properties fo:font-weight="normal" officeooo:rsid="0012bfa5" style:font-weight-asian="normal" style:font-weight-complex="normal"/>
    </style:style>
    <style:style style:name="T5" style:family="text">
      <style:text-properties fo:font-weight="normal" officeooo:rsid="00154a3f" style:font-weight-asian="normal" style:font-weight-complex="normal"/>
    </style:style>
    <style:style style:name="T6" style:family="text">
      <style:text-properties fo:font-weight="normal" officeooo:rsid="00166601" style:font-weight-asian="normal" style:font-weight-complex="normal"/>
    </style:style>
    <style:style style:name="T7" style:family="text">
      <style:text-properties fo:font-weight="normal" officeooo:rsid="001716ea" style:font-weight-asian="normal" style:font-weight-complex="normal"/>
    </style:style>
    <style:style style:name="T8" style:family="text">
      <style:text-properties fo:font-weight="normal" officeooo:rsid="0018b021" style:font-weight-asian="normal" style:font-weight-complex="normal"/>
    </style:style>
    <style:style style:name="T9" style:family="text">
      <style:text-properties fo:font-weight="normal" officeooo:rsid="0019a76b" style:font-weight-asian="normal" style:font-weight-complex="normal"/>
    </style:style>
    <style:style style:name="T10" style:family="text">
      <style:text-properties fo:font-weight="normal" officeooo:rsid="001ba114"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12bfa5"/>
    </style:style>
    <style:style style:name="T13" style:family="text">
      <style:text-properties officeooo:rsid="00166601"/>
    </style:style>
    <style:style style:name="T14" style:family="text">
      <style:text-properties officeooo:rsid="001716ea"/>
    </style:style>
    <style:style style:name="T15" style:family="text">
      <style:text-properties officeooo:rsid="0018b021"/>
    </style:style>
    <style:style style:name="T16" style:family="text">
      <style:text-properties officeooo:rsid="001ba114"/>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1d8815" style:font-weight-asian="normal" style:font-weight-complex="normal"/>
    </style:style>
    <style:style style:name="T20" style:family="text">
      <style:text-properties style:text-underline-style="none" fo:font-weight="normal" officeooo:rsid="001f17cf" style:font-weight-asian="normal" style:font-weight-complex="normal"/>
    </style:style>
    <style:style style:name="T21" style:family="text">
      <style:text-properties style:text-underline-style="none" fo:font-weight="normal" officeooo:rsid="001fc3e5" style:font-weight-asian="normal" style:font-weight-complex="normal"/>
    </style:style>
    <style:style style:name="T22" style:family="text">
      <style:text-properties style:text-underline-style="none" officeooo:rsid="001d8815"/>
    </style:style>
    <style:style style:name="T23" style:family="text">
      <style:text-properties style:text-underline-style="none" officeooo:rsid="001f17cf"/>
    </style:style>
    <style:style style:name="T24" style:family="text">
      <style:text-properties style:text-underline-style="none" officeooo:rsid="001fc3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7.4165in" fo:text-indent="-0.25in" fo:margin-left="7.4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6665in" fo:text-indent="-0.25in" fo:margin-left="7.6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9165in" fo:text-indent="-0.25in" fo:margin-left="7.9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665in" fo:text-indent="-0.25in" fo:margin-left="8.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4165in" fo:text-indent="-0.25in" fo:margin-left="8.4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6665in" fo:text-indent="-0.25in" fo:margin-left="8.6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9165in" fo:text-indent="-0.25in" fo:margin-left="8.9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1665in" fo:text-indent="-0.25in" fo:margin-left="9.1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165in" fo:text-indent="-0.25in" fo:margin-left="9.4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665in" fo:text-indent="-0.25in" fo:margin-left="9.66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 the field of information security, there are a handful of essential topics that provide a foundation for understanding other technologies. One of these topics is <text:span text:style-name="T11">cryptography</text:span><text:span text:style-name="T1">, which is a body of knowledge that deals with the protection and preservation of information. In short, cryptography refers to a collection of techniques that scramble some messages so that only intended recipients can read them.</text:span></text:p>
      <text:p text:style-name="P11"/>
      <text:p text:style-name="P21"><text:span text:style-name="T1">A </text:span><text:span text:style-name="T11">shift cipher</text:span><text:span text:style-name="T1"> works by substituting each character with the character a certain number positions to the left or right of the current character. This is called “shifting” the character. The Caesar cipher uses a key of 3, meaning A encrypts to D, B encrypts to E, and so on.</text:span></text:p>
      <text:p text:style-name="P12"/>
      <text:p text:style-name="P1">Authentication<text:span text:style-name="T1"> is the process of positively identifying a party as a user, computer, or service. Authentication of software drivers plays a vital role in system stability because having a driver signed and verified as coming from the actual vendor and not from some other unknown (and untrusted) source ensures that the code in question meets certain standards.</text:span></text:p>
      <text:p text:style-name="P13"/>
      <text:p text:style-name="P14">Some of the systems that make use of encryption include:</text:p>
      <text:list xml:id="list919888154" text:style-name="L1">
        <text:list-item>
          <text:p text:style-name="P22">Internet Protocol version 6 (IPv6), which uses encryption to authenticate, validate, and protect sensitive traffic</text:p>
        </text:list-item>
        <text:list-item>
          <text:p text:style-name="P22">IP Security (IPSec), which is a component of IPv6, is optional in IPv4, and is used in VPNs</text:p>
        </text:list-item>
        <text:list-item>
          <text:p text:style-name="P22">Simple Network Management Protocol (SNMP) v2 and higher</text:p>
        </text:list-item>
        <text:list-item>
          <text:p text:style-name="P22">Secure Sockets Layer (SSL), which makes extensive use of cryptography</text:p>
        </text:list-item>
        <text:list-item>
          <text:p text:style-name="P22">Transport Layer Security (TLS), the successor to SSL</text:p>
        </text:list-item>
        <text:list-item>
          <text:p text:style-name="P22">Secure Shell (SSH), a replacement for some older protocols</text:p>
        </text:list-item>
        <text:list-item>
          <text:p text:style-name="P22">FTP, Telnet, SMTP, POP3, HTTP</text:p>
        </text:list-item>
      </text:list>
      <text:p text:style-name="P14"/>
      <text:p text:style-name="P2">Integrity<text:span text:style-name="T1"> is the ability to verify that information has not been altered and has remained in the form originally intended by the creator.</text:span></text:p>
      <text:p text:style-name="P15"/>
      <text:p text:style-name="P2"><text:span text:style-name="T1">Yet another service that encryption can provide is </text:span>nonrepudiation<text:span text:style-name="T1">, or the ability to have definitive proof that a message originated from a specific party. Common examples of nonrepudiation measures are digital certificates and message authentication codes (MACs). One of the more common uses of nonrepudiation is in messaging or email systems.</text:span></text:p>
      <text:p text:style-name="P15"/>
      <text:p text:style-name="P3"><text:span text:style-name="T1">There are 2 basic types of cryptographic mechanisms: symmetric and asymmetric. The differences between the two mechanisms are significant. </text:span>Symmetric cryptography<text:span text:style-name="T1"> uses a single shared key for encrypting and decrypting data, whereas </text:span>asymmetric cryptography<text:span text:style-name="T1"> requires 2 keys, one public and one private. Any operation performed with one key can be reversed only with the other. Regardless of which type of algorithm you use, data is encrypted by applying a key to an encryption algorithm. The algorithm uses the key to perform mathematical substitutions, transpositions, permutations, or other operations on plaintext to create ciphertext.</text:span></text:p>
      <text:p text:style-name="P16"/>
      <text:p text:style-name="P16">Cryptography covers the confidentiality, integrity, and nonrepudiation of information, but originally, cryptography was used only to protect confidentiality.</text:p>
      <text:list xml:id="list294779910" text:style-name="L2">
        <text:list-item>
          <text:p text:style-name="P29">Egyptian hieroglyphics<text:span text:style-name="T1"> – in many ways, the colorful and mysterious glyphs that cover walls and tombs of ancient Egypt can be considered substitution cipher</text:span></text:p>
        </text:list-item>
        <text:list-item>
          <text:p text:style-name="P30">Scytale<text:span text:style-name="T1"> – the Spartans used this technique to send encoded messages to the front line. It used a rod of fixed diameter with a leather strap that was wrapped around it.</text:span></text:p>
        </text:list-item>
        <text:list-item>
          <text:p text:style-name="P31">Polyalphabetic cipher (Vigenere cipher)<text:span text:style-name="T1"> – a substitution cipher that uses multiple substitution alphabets.</text:span></text:p>
        </text:list-item>
        <text:list-item>
          <text:p text:style-name="P32">JN-25<text:span text:style-name="T1"> – this was an encryption process the Japanese used during World War 2 to encrypt sensitive information. Allied cryptographers broke the JN-25 code, </text:span><text:soft-page-break/><text:span text:style-name="T1">and American military leaders were able to use it to their advantage.</text:span></text:p>
        </text:list-item>
        <text:list-item>
          <text:p text:style-name="P32">Concealment cipher<text:span text:style-name="T1"> – in this method, the message is present but concealed in some way; as an example, the hidden message may be the first letter in each sentence or every sixth word in a sentence.</text:span></text:p>
        </text:list-item>
        <text:list-item>
          <text:p text:style-name="P32">One-time pad<text:span text:style-name="T1"> – this technique uses a large, nonrepeating key. Each cipher key character is used exactly once and then destroyed. Keys must be completely random, or nearly so, and must be as long as the message.</text:span></text:p>
        </text:list-item>
      </text:list>
      <text:p text:style-name="P17"/>
      <text:p text:style-name="P4">Confidentiality<text:span text:style-name="T1"> – ensures that only authorized subjects can access data</text:span></text:p>
      <text:p text:style-name="P4">authenticity<text:span text:style-name="T1"> – ensures that data can be verified as valid and can be trusted</text:span></text:p>
      <text:p text:style-name="P4">integrity<text:span text:style-name="T1"> – ensures that only authorized subjects can modify data</text:span></text:p>
      <text:p text:style-name="P4">nonrepudiation<text:span text:style-name="T1"> – provides positive evidence that a message or action originated with a certain party</text:span></text:p>
      <text:p text:style-name="P18"/>
      <text:p text:style-name="P4"><text:span text:style-name="T1">The terms </text:span>algorithm<text:span text:style-name="T1"> and </text:span>cipher<text:span text:style-name="T1"> are used interchangeably to describe the formula or process used to perform encryption. </text:span><text:span text:style-name="T2">A Caesar cipher has 27 keys.</text:span></text:p>
      <text:p text:style-name="P19"/>
      <text:p text:style-name="P5">Symmetric encryption<text:span text:style-name="T1"> uses the same key to encrypt and to decrypt data. When encrypting a given piece of data, there are two different approaches an algorithm can use: </text:span>stream cipher<text:span text:style-name="T1"> or </text:span>block cipher<text:span text:style-name="T1">. </text:span><text:span text:style-name="T3">Stream ciphers operate one bit at a time by applying a pseudorandom key to the plaintext. In a block cipher, data is divided into fixed lengths, or blocks (often 64 bits); all the bits are then transformed by the cipher to produce an output. The output size of each of these ciphers is the same as the input size, which means they can be used for real-time applications, such as voice and video.</text:span></text:p>
      <text:p text:style-name="P20"/>
      <text:p text:style-name="P5"><text:span text:style-name="T4">The most widely recognized symmetric-key algorithm is </text:span><text:span text:style-name="T12">DES</text:span><text:span text:style-name="T4">. DES is so recognized because it was thought to be the gold standard of data encryption for years, and then it was shown that advances in hardware technology allowed DES to be cracked in just a matter of minutes (or even less). Other popular symmetric algorithms include:</text:span></text:p>
      <text:list xml:id="list3479149551" text:style-name="L3">
        <text:list-item>
          <text:p text:style-name="P33">3DES (aka Triple DES)<text:span text:style-name="T1"> – a more secure version of DES that performs the equivalent of 3 rounds of DES encryption. (Yes, there was a Double DES algorithm, which was quickly found to be just as easy to crack as the original DES when using a clever “meet-in-the-middle” attack)</text:span></text:p>
        </text:list-item>
        <text:list-item>
          <text:p text:style-name="P33">Advanced Encryption Standard (AES)<text:span text:style-name="T1"> – the successor for DES that is far more resistant to brute-force attacks. AES is mathematically constructed to be virtually impossible to break using current technology</text:span></text:p>
        </text:list-item>
        <text:list-item>
          <text:p text:style-name="P34">Blowfish<text:span text:style-name="T1"> – a highly efficient block cipher that can have a key length up to 448 bits</text:span></text:p>
        </text:list-item>
        <text:list-item>
          <text:p text:style-name="P34">International Data Encryption Algorithm (IDEA)<text:span text:style-name="T1"> – uses 64-bit input and output data blocks and features a 128-bit key</text:span></text:p>
        </text:list-item>
        <text:list-item>
          <text:p text:style-name="P34">RC4<text:span text:style-name="T1"> – a stream cipher designed by Ron Rivest that is used by WEP</text:span></text:p>
        </text:list-item>
        <text:list-item>
          <text:p text:style-name="P34">RC5<text:span text:style-name="T1"> – a fast block cipher designed by Ron Rivest that can use a large key size</text:span></text:p>
        </text:list-item>
        <text:list-item>
          <text:p text:style-name="P34">RC6<text:span text:style-name="T1"> – a cipher derived from RC5</text:span></text:p>
        </text:list-item>
        <text:list-item>
          <text:p text:style-name="P34">Skipjack<text:span text:style-name="T1"> – a symmetric algorithm of 80-bit lengths developed by the National Security Agency (NSA)</text:span></text:p>
        </text:list-item>
      </text:list>
      <text:p text:style-name="P23"/>
      <text:p text:style-name="P6">Key management<text:span text:style-name="T1"> is the process of carefully considering everything that possibly could happen to a key, from securing it on the local device to securing it on a remote device and providing protection against corruption and loss. The following responsibilities fall under key management:</text:span></text:p>
      <text:list xml:id="list239492093" text:style-name="L4">
        <text:list-item>
          <text:p text:style-name="P24">keys should be stored and transmitted by secure means to avoid interception by any unauthorized entity</text:p>
        </text:list-item>
        <text:list-item>
          <text:p text:style-name="P24">keys should be generated by a pseudorandom process (rather than letting users pick their own keys) to prevent guessing the key</text:p>
        </text:list-item>
        <text:list-item>
          <text:p text:style-name="P35"><text:span text:style-name="T1">the key’s lifetime should correspond with the sensitivity of the data it is protecting, and the authorization </text:span><text:span text:style-name="T5">to use it needs to expire </text:span><text:span text:style-name="T6">in a timely </text:span><text:soft-page-break/><text:span text:style-name="T6">fashion</text:span></text:p>
        </text:list-item>
        <text:list-item>
          <text:p text:style-name="P25">keys should be properly destroyed when the process for which they were used has lapsed. The destruction of keys will be defined in the key-management policies of the organization and should be done so with respect to those policies</text:p>
          <text:p text:style-name="P25"/>
        </text:list-item>
      </text:list>
      <text:p text:style-name="P7"><text:span text:style-name="T13">Asymmetric key cryptography</text:span><text:span text:style-name="T6"> is also called public key cryptography, the name by which it is commonly known. Asymmetric encryption was derived from group theory, which allows for pairs of keys to be generated such that an operation performed with one key can be reversed only with the other key in the pair. The key pairs generated by asymmetric encryption systems are commonly known as public and private keys. Anyone who has access to the public key can encrypt data, but only </text:span><text:span text:style-name="T7">the holder of the corresponding private key can decrypt it.</text:span></text:p>
      <text:p text:style-name="P26"/>
      <text:p text:style-name="P7"><text:span text:style-name="T14">Diffie-Hellman</text:span><text:span text:style-name="T7"> – a process used to establish and exchange asymmetric keys over an insecure medium. The “hard” problem it uses is modular logarithms.</text:span></text:p>
      <text:p text:style-name="P26"/>
      <text:p text:style-name="P7"><text:span text:style-name="T14">El Gamal</text:span><text:span text:style-name="T7"> – a hybrid algorithm that uses asymmetric keys to encrypt the symmetric key, which is used to encrypt the rest of a message. Based on Diffie-Hellman, it also relies on discrete logarithms.</text:span></text:p>
      <text:p text:style-name="P26"/>
      <text:p text:style-name="P8"><text:span text:style-name="T15">RSA (Rivest, Shamir, and Adleman)</text:span><text:span text:style-name="T8"> – patented in 1977. RSA symbolically released its patent to the public about 48 hours before it expired in 2002. RSA is still used in various applications and processes, such as e-commerce and comparable applications. </text:span></text:p>
      <text:p text:style-name="P27"/>
      <text:p text:style-name="P9"><text:span text:style-name="T15">Elliptic curve cryptography (ECC)</text:span><text:span text:style-name="T8"> – this is based on the difficulty of solving the elliptic curve discrete logarithm problem. Because </text:span><text:span text:style-name="T9">the algorithm is so computationally intensive, shorter key lengths offer better security relative to other algorithms using the same key length.</text:span></text:p>
      <text:p text:style-name="P28"/>
      <text:p text:style-name="P36"><text:span text:style-name="T10">Creating a digital signature of existing data requires two main steps. First, the message or information to be sent is passed through a hashing algorithm that creates a </text:span><text:span text:style-name="T16">hash</text:span><text:span text:style-name="T10"> to verify the integrity of the message. Second, the hash is passed through the encryption process using the sender’s private key as the key in the encryption process.</text:span></text:p>
      <text:p text:style-name="P36"><text:span text:style-name="T10"/></text:p>
      <text:p text:style-name="P36"><text:span text:style-name="T22">Certificate authority (CA)</text:span><text:span text:style-name="T19"> – the entity responsible for enrollment, creation, management, validation, and revocation of digital certificates.</text:span></text:p>
      <text:p text:style-name="P36"><text:span text:style-name="T19"/></text:p>
      <text:p text:style-name="P36"><text:span text:style-name="T22">Registration authority (RA)</text:span><text:span text:style-name="T19"> – an entity responsible for accepting information about a party wishing to obtain a certificate; Ras generally do not issue certificates or manage certificates in any way. In some situations, entries known as local registration authorities (LRAs) are delegated the ability to issue certificates by a CA.</text:span></text:p>
      <text:p text:style-name="P36"><text:span text:style-name="T19"/></text:p>
      <text:p text:style-name="P36"><text:span text:style-name="T22">Certificate revocation list (CRL)</text:span><text:span text:style-name="T19"> – a list of certificates that have been revoked prior to their assigned expiration, which is published by the CA.</text:span></text:p>
      <text:p text:style-name="P36"><text:span text:style-name="T19"/></text:p>
      <text:p text:style-name="P36"><text:span text:style-name="T22">Digital certificates</text:span><text:span text:style-name="T19"> – pieces of information, much like a driver’s license in the real world, that are used to positively prove the identity of a person, party, computer, or service.</text:span></text:p>
      <text:p text:style-name="P36"><text:span text:style-name="T19"/></text:p>
      <text:p text:style-name="P37"><text:span text:style-name="T22">Certificate distribution system</text:span><text:span text:style-name="T19"> – a combination of software, hardware, services, and procedures used to distribute certificates.</text:span></text:p>
      <text:p text:style-name="P37"><text:span text:style-name="T19"/></text:p>
      <text:p text:style-name="P37"><text:span text:style-name="T23">Root CA</text:span><text:span text:style-name="T20"> – the CA that initiates all trust paths. The root CA is also the principal CA for its domain. The root CA can be thought of as the top of the pyramid.</text:span></text:p>
      <text:p text:style-name="P37"><text:span text:style-name="T23">Peer CA</text:span><text:span text:style-name="T20"> – has a self-signed certificate that is distributed to its certificate holders and used by them to initiate certification paths.</text:span></text:p>
      <text:p text:style-name="P37"><text:soft-page-break/><text:span text:style-name="T23">Subordinate CA</text:span><text:span text:style-name="T20"> – a certification authority in a hierarchical domain that does not begin trust paths. Trust initiates from some root CA. In some deployments, it is referred to as a child CA.</text:span></text:p>
      <text:p text:style-name="P37"><text:span text:style-name="T20"/></text:p>
      <text:p text:style-name="P38"><text:span text:style-name="T21">An </text:span><text:span text:style-name="T24">X.509</text:span><text:span text:style-name="T21"> certificate includes these elements:</text:span></text:p>
      <text:list xml:id="list1166496701" text:style-name="L6">
        <text:list-item>
          <text:p text:style-name="P39"><text:span text:style-name="T5">v</text:span><text:span text:style-name="T1">ersion</text:span></text:p>
        </text:list-item>
        <text:list-item>
          <text:p text:style-name="P39"><text:span text:style-name="T1">serial number</text:span></text:p>
        </text:list-item>
        <text:list-item>
          <text:p text:style-name="P39"><text:span text:style-name="T1">signature algorithm ID</text:span></text:p>
        </text:list-item>
        <text:list-item>
          <text:p text:style-name="P39"><text:span text:style-name="T1">issuer name</text:span></text:p>
        </text:list-item>
        <text:list-item>
          <text:p text:style-name="P39"><text:span text:style-name="T1">validity period (not before/not after)</text:span></text:p>
        </text:list-item>
        <text:list-item>
          <text:p text:style-name="P39"><text:span text:style-name="T1">subject name</text:span></text:p>
        </text:list-item>
        <text:list-item>
          <text:p text:style-name="P39"><text:span text:style-name="T1">subject public key info (public key algorithm/subject public key)</text:span></text:p>
        </text:list-item>
        <text:list-item>
          <text:p text:style-name="P39"><text:span text:style-name="T1">issuer unique identifier (optional)</text:span></text:p>
        </text:list-item>
        <text:list-item>
          <text:p text:style-name="P39"><text:span text:style-name="T1">subject unique identifier (optional)</text:span></text:p>
        </text:list-item>
        <text:list-item>
          <text:p text:style-name="P39"><text:span text:style-name="T1">extensions (optional)</text:span></text:p>
        </text:list-item>
        <text:list-item>
          <text:p text:style-name="P39"><text:span text:style-name="T1">certificate signature algorithm</text:span></text:p>
        </text:list-item>
        <text:list-item>
          <text:p text:style-name="P39"><text:span text:style-name="T1">certificate signature</text:span></text:p>
        </text:list-item>
      </text:list>
      <text:p text:style-name="P40"><text:span text:style-name="T1"/></text:p>
      <text:p text:style-name="P41"><text:span text:style-name="T1">7 key management issues that organizations need to address:</text:span></text:p>
      <text:list xml:id="list1008695689" text:style-name="L7">
        <text:list-item>
          <text:p text:style-name="P42"><text:span text:style-name="T18">generation</text:span></text:p>
        </text:list-item>
        <text:list-item>
          <text:p text:style-name="P42"><text:span text:style-name="T18">distribution</text:span></text:p>
        </text:list-item>
        <text:list-item>
          <text:p text:style-name="P42"><text:span text:style-name="T18">installation</text:span></text:p>
        </text:list-item>
        <text:list-item>
          <text:p text:style-name="P42"><text:span text:style-name="T18">storage</text:span></text:p>
        </text:list-item>
        <text:list-item>
          <text:p text:style-name="P42"><text:span text:style-name="T18">key change</text:span></text:p>
        </text:list-item>
        <text:list-item>
          <text:p text:style-name="P42"><text:span text:style-name="T18">key control</text:span></text:p>
        </text:list-item>
        <text:list-item>
          <text:p text:style-name="P42"><text:span text:style-name="T18">key disposal</text:span></text:p>
        </text:list-item>
      </text:list>
      <text:p text:style-name="P41"><text:span text:style-name="T18"/></text:p>
      <text:p text:style-name="P43"><text:span text:style-name="T1">Several ways a hacker can target a PKI for attack:</text:span></text:p>
      <text:list xml:id="list981488665" text:style-name="L8">
        <text:list-item>
          <text:p text:style-name="P44"><text:span text:style-name="T17">sabotage</text:span><text:span text:style-name="T18"> – the PKI components or hardware may be subjected to a number of attacks, including vandalism, theft, hardware modification, and insertion of malicious code. Most attacks are designed to cause denial of service (DoS).</text:span></text:p>
        </text:list-item>
        <text:list-item>
          <text:p text:style-name="P44"><text:span text:style-name="T17">Communication disruption/modification</text:span><text:span text:style-name="T18"> – these attacks target communications between the subscribers and the PKI components. The disruption could cause DoS but may also be used by the attacker to mount additional attacks, such as impersonation of a subscriber or the insertion of fake information.</text:span></text:p>
        </text:list-item>
        <text:list-item>
          <text:p text:style-name="P44"><text:span text:style-name="T17">Design and implementation flaws</text:span><text:span text:style-name="T18"> – these attacks target flaws in the software or hardware on which the subscriber depends to generate or store key material and certificates.</text:span></text:p>
        </text:list-item>
        <text:list-item>
          <text:p text:style-name="P44"><text:span text:style-name="T17">Operator error</text:span><text:span text:style-name="T18"> – these attacks target improper use of the PKI software or hardware by the operators and may result in DoS or the disclosure or modification of subscriber keys and certificates.</text:span></text:p>
        </text:list-item>
        <text:list-item>
          <text:p text:style-name="P44"><text:span text:style-name="T17">Operator impersonation</text:span><text:span text:style-name="T18"> – these attacks target the user by impersonating a legitimate PKI operator. As an operator, the attacker could do almost anything a legitimate operator could do, including generate keys, issue certificates, revoke certificates, and modify data.</text:span></text:p>
        </text:list-item>
        <text:list-item>
          <text:p text:style-name="P44"><text:span text:style-name="T17">coercion/social engineering</text:span><text:span text:style-name="T18"> – these attacks occur when the administrator or operator of a CA is induced into giving up some control over the CA or creating keys and certificates under duress or trickery.</text:span></text:p>
        </text:list-item>
      </text:list>
      <text:p text:style-name="P43"><text:span text:style-name="T18"/></text:p>
      <text:p text:style-name="P45"><text:span text:style-name="T18">Hashes are not used for encryption but rather for authentication and for ensuring integrity and providing nonrepudiation. A one-way hash function is also known as a fingerprint. Some of the most common current and historical hashing algorithms include:</text:span></text:p>
      <text:list xml:id="list1868305821" text:style-name="L9">
        <text:list-item>
          <text:p text:style-name="P46"><text:span text:style-name="T17">message digest 2 (MD2)</text:span><text:span text:style-name="T18"> – an older one-way hash function used in the privacy-enhanced mail (PEM) protocols along with MD5.</text:span></text:p>
        </text:list-item>
        <text:list-item>
          <text:p text:style-name="P46"><text:span text:style-name="T17">Message digest 4 (MD4)</text:span><text:span text:style-name="T18"> – a one-way hash function that provides a 128-bit hash of the input message. Although faster and more secure than MD2, it also has been shown to contain vulnerabilities.</text:span></text:p>
        </text:list-item>
        <text:list-item>
          <text:p text:style-name="P46"><text:span text:style-name="T17">Message digest 5 (MD5)</text:span><text:span text:style-name="T18"> – an improved and redesigned version of MD4, producing </text:span><text:soft-page-break/><text:span text:style-name="T18">a 128-bit hash. MD5 is the most common cryptographic hashing algorithm in current use.</text:span></text:p>
        </text:list-item>
        <text:list-item>
          <text:p text:style-name="P46"><text:span text:style-name="T17">HAVAL</text:span><text:span text:style-name="T18"> – a variable-length, one-way hash function and modification of MD5.</text:span></text:p>
        </text:list-item>
        <text:list-item>
          <text:p text:style-name="P46"><text:span text:style-name="T17">Secure hash algorithm-0/1 (SHA-0/1)</text:span><text:span text:style-name="T18"> – provides a 160-bit fingerprint. SHA-0 and SHA-1 are no longer considered secure and are vulnerable to attacks.</text:span></text:p>
        </text:list-item>
        <text:list-item>
          <text:p text:style-name="P46"><text:span text:style-name="T17">Secure hash algorithm-2 (SHA-2)</text:span><text:span text:style-name="T18"> – a group of SHA algorithms that each processes messages up to 512-bit blocks and adds padding if needed to get the data to added up to the right number of bits.</text:span></text:p>
        </text:list-item>
        <text:list-item>
          <text:p text:style-name="P46"><text:span text:style-name="T17">Secure hash algorithm-3 (SHA-3)</text:span><text:span text:style-name="T18"> – formally known as Keccak, this algorithm was selected in 2012 as the NIST SHA-3 standard. It supports the same key lengths as SHA-2 but is far more secure.</text:span></text:p>
        </text:list-item>
      </text:list>
      <text:p text:style-name="P45"><text:span text:style-name="T18"/></text:p>
      <text:p text:style-name="P45"><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9T12:03:21.891095598</dc:date>
    <meta:editing-duration>PT1H35M43S</meta:editing-duration>
    <meta:editing-cycles>15</meta:editing-cycles>
    <meta:generator>LibreOffice/6.0.7.3$Linux_X86_64 LibreOffice_project/00m0$Build-3</meta:generator>
    <meta:document-statistic meta:table-count="0" meta:image-count="0" meta:object-count="0" meta:page-count="5" meta:paragraph-count="92" meta:word-count="2192" meta:character-count="13573" meta:non-whitespace-character-count="11486"/>
  </office:meta>
</office:document-meta>
</file>